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Monaco" fo:font-size="48pt" style:font-size-asian="48pt" style:font-size-complex="48pt"/>
    </style:style>
    <style:style style:name="P2" style:family="paragraph" style:parent-style-name="Standard">
      <style:paragraph-properties fo:text-align="center" style:justify-single-word="false"/>
      <style:text-properties style:font-name="Monaco" fo:font-size="54pt" style:font-size-asian="54pt" style:font-size-complex="54pt"/>
    </style:style>
    <style:style style:name="P3" style:family="paragraph" style:parent-style-name="Standard">
      <style:paragraph-properties fo:text-align="center" style:justify-single-word="false"/>
      <style:text-properties style:font-name="Monaco" fo:font-size="24pt" style:font-size-asian="24pt" style:font-size-complex="24pt"/>
    </style:style>
    <style:style style:name="P4" style:family="paragraph" style:parent-style-name="Standard">
      <style:paragraph-properties fo:text-align="start" style:justify-single-word="false"/>
      <style:text-properties style:font-name="Monaco" fo:font-size="24pt" style:font-size-asian="24pt" style:font-size-complex="24pt"/>
    </style:style>
    <style:style style:name="P5" style:family="paragraph" style:parent-style-name="Standard">
      <style:paragraph-properties fo:text-align="start" style:justify-single-word="false"/>
      <style:text-properties style:font-name="Monaco" fo:font-size="14pt" style:font-size-asian="14pt" style:font-size-complex="14pt"/>
    </style:style>
    <style:style style:name="P6" style:family="paragraph" style:parent-style-name="db.heading">
      <style:paragraph-properties fo:break-before="page"/>
    </style:style>
    <style:style style:name="P7" style:family="paragraph" style:parent-style-name="Standard">
      <style:paragraph-properties fo:margin-top="0in" fo:margin-bottom="0.1in" fo:text-align="start" style:justify-single-word="false"/>
      <style:text-properties style:font-name="Monaco" fo:font-size="18pt" style:font-size-asian="18pt" style:font-size-complex="18pt"/>
    </style:style>
    <style:style style:name="P8" style:family="paragraph" style:parent-style-name="db.description">
      <style:text-properties fo:font-size="14pt" style:font-size-asian="12.25pt" style:font-size-complex="14pt"/>
    </style:style>
    <style:style style:name="P9" style:family="paragraph" style:parent-style-name="Standard" style:list-style-name="L1">
      <style:paragraph-properties fo:text-align="start" style:justify-single-word="false"/>
      <style:text-properties style:font-name="Monaco" fo:font-size="14pt" style:font-size-asian="14pt" style:font-size-complex="14pt"/>
    </style:style>
    <style:style style:name="P10" style:family="paragraph" style:parent-style-name="db.menuItem">
      <style:text-properties fo:font-size="14pt" style:font-size-asian="12.25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0pt" style:font-size-asian="10pt" style:font-size-complex="10pt"/>
    </style:style>
    <style:style style:name="T4" style:family="text">
      <style:text-properties fo:font-size="14pt" style:font-size-asian="12.25pt" style:font-size-complex="14pt"/>
    </style:style>
    <text:list-style style:name="L1">
      <text:list-level-style-number text:level="1" style:num-suffix=")" style:num-format="1">
        <style:list-level-properties text:list-level-position-and-space-mode="label-alignment">
          <style:list-level-label-alignment text:label-followed-by="listtab" text:list-tab-stop-position="0.6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warf Builder</text:p>
      <text:p text:style-name="P3">Instruction Manual</text:p>
      <text:p text:style-name="P3">0.34.07v6</text:p>
      <text:p text:style-name="P3"/>
      <text:p text:style-name="P3"/>
      <text:p text:style-name="P3"/>
      <text:p text:style-name="P4"/>
      <text:p text:style-name="P7">Table of Contents</text:p>
      <text:list xml:id="list1673118187" text:style-name="L1">
        <text:list-item>
          <text:p text:style-name="P9">This page!</text:p>
        </text:list-item>
        <text:list-item>
          <text:p text:style-name="P9">Main Menu</text:p>
        </text:list-item>
        <text:list-item>
          <text:p text:style-name="P9">Visual Settings</text:p>
        </text:list-item>
        <text:list-item>
          <text:p text:style-name="P9">Application Settings</text:p>
        </text:list-item>
        <text:list-item>
          <text:p text:style-name="P9">Gameplay Settings part 1</text:p>
        </text:list-item>
        <text:list-item>
          <text:p text:style-name="P9">Gameplay Settings part 2</text:p>
        </text:list-item>
        <text:list-item>
          <text:p text:style-name="P9">Save Settings</text:p>
        </text:list-item>
        <text:list-item>
          <text:p text:style-name="P9">Dwarf Builder Utilities</text:p>
        </text:list-item>
        <text:list-item>
          <text:p text:style-name="P9">Upgrading Dwarf Builder</text:p>
        </text:list-item>
        <text:list-item>
          <text:p text:style-name="P9">Installing Sound Sense</text:p>
        </text:list-item>
        <text:list-item>
          <text:p text:style-name="P9">FAQs</text:p>
        </text:list-item>
      </text:list>
      <text:p text:style-name="P6">Main Menu</text:p>
      <text:p text:style-name="db.menuItem">1) Visual Settings</text:p>
      <text:p text:style-name="db.description">(page 3)</text:p>
      <text:p text:style-name="db.menuItem">2) Application Settings</text:p>
      <text:p text:style-name="db.description">(page 4)</text:p>
      <text:p text:style-name="db.menuItem">3) Gameplay Settings</text:p>
      <text:p text:style-name="db.description">(page 5)</text:p>
      <text:p text:style-name="db.menuItem">4) Save Settings</text:p>
      <text:p text:style-name="db.description">(page 7)</text:p>
      <text:p text:style-name="P5"/>
      <text:p text:style-name="db.menuItem">c) Construct Dwarf Fortress</text:p>
      <text:p text:style-name="db.description">Apply all the options that you chose in the settings menus and create a new Dwarf Fortress application in the same folder that you have Dwarf Builder installed. If there is already a Dwarf Fortress application in this location, it will attempt to backup your saved games and restore them into the new Dwarf Fortress.</text:p>
      <text:p text:style-name="db.menuItem">t) Install/Update Dwarf Therapist</text:p>
      <text:p text:style-name="db.description">Install Dwarf Therapist in the same folder as Dwarf Builder. If Dwarf Therapist is detected in this location, it will preserve it and attempt to update the memory addresses to the most recent version; that way you will be able to save your Dwarf Therapist settings between Dwarf Builder versions.</text:p>
      <text:p text:style-name="db.menuItem">u) Dwarf Builder Utilities</text:p>
      <text:p text:style-name="db.description">(page 8)</text:p>
      <text:p text:style-name="db.menuItem">s) Sound Sense</text:p>
      <text:p text:style-name="db.description">Install Sound Sense in the same folder as Dwarf Builder. (page 10)</text:p>
      <text:p text:style-name="P5"/>
      <text:p text:style-name="db.menuItem">q) Save and Quit Dwarf Builder</text:p>
      <text:p text:style-name="db.description">Quit Dwarf Builder and remember your Dwarf Fortress settings the next time you run Dwarf Builder.</text:p>
      <text:p text:style-name="db.menuItem">w) Quit Without Saving</text:p>
      <text:p text:style-name="db.description">Quit Dwarf Builder without saving your settings.</text:p>
      <text:p text:style-name="P5"/>
      <text:p text:style-name="db.menuItem">a) About &amp; Version &amp; Credits</text:p>
      <text:p text:style-name="db.description">View a brief description of Dwarf Builder, the version numbers for the included mods, and credits.</text:p>
      <text:p text:style-name="P6">Visual Settings</text:p>
      <text:p text:style-name="db.menuItem">1) Window Mode</text:p>
      <text:p text:style-name="db.description">YES: Dwarf Fortress will start in a window</text:p>
      <text:p text:style-name="db.description">NO: Dwarf Fortress will start in fullscreen mode</text:p>
      <text:p text:style-name="db.menuItem">2) Show Intro</text:p>
      <text:p text:style-name="db.description">Whether or not to show the intro video. May be cool to see once or twice, but may be annoying afterward.</text:p>
      <text:p text:style-name="db.menuItem">3) Which Tileset</text:p>
      <text:p text:style-name="db.description">Change how the terrain and map tiles look.</text:p>
      <text:p text:style-name="db.menuItem">4) Creature Graphics</text:p>
      <text:p text:style-name="db.description">YES: Creatures and Dwarfs will be distinct and look like what they are. For instance, a rabbit will look different from a raccoon.</text:p>
      <text:p text:style-name="db.description">NO: Creatures will show up as letters. Note: some creatures such as rabbits, raccoons, and ravens all look like 'r'.</text:p>
      <text:p text:style-name="db.menuItem">5) Use Font</text:p>
      <text:p text:style-name="db.description">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db.menuItem">6) Which Font</text:p>
      <text:p text:style-name="db.description">This will allow you to choose which font is applied in the option above.</text:p>
      <text:p text:style-name="db.menuItem">7) Show FPS</text:p>
      <text:p text:style-name="db.description">Show the current FPS near the top of the screen.</text:p>
      <text:p text:style-name="db.menuItem">8) Show Idlers</text:p>
      <text:p text:style-name="db.description">Show the number of dwarfs that are doing nothing.</text:p>
      <text:p text:style-name="db.menuItem">9) Liquid Depth</text:p>
      <text:p text:style-name="db.description">Show a number (1-7) for water and magma depth.</text:p>
      <text:p text:style-name="db.menuItem">0) Window Size</text:p>
      <text:p text:style-name="db.description">How tall and wide to show the window for Windowed Mode.</text:p>
      <text:p text:style-name="db.menuItem"/>
      <text:p text:style-name="db.menuItem">m) Back to Main Menu</text:p>
      <text:p text:style-name="db.description">Return to the Main Menu.</text:p>
      <text:p text:style-name="P6">Application Settings</text:p>
      <text:p text:style-name="db.menuItem">1) Sound</text:p>
      <text:p text:style-name="db.description">Whether or not to use audio.</text:p>
      <text:p text:style-name="db.menuItem">2) Volume</text:p>
      <text:p text:style-name="db.description">0-255, higher is louder.</text:p>
      <text:p text:style-name="db.menuItem">3) Soundtrack</text:p>
      <text:p text:style-name="db.description">You may switch to the extended soundtrack. This increases the size of Dwarf Fortress and takes a bit longer to initially load.</text:p>
      <text:p text:style-name="db.menuItem">4) Keybindings</text:p>
      <text:p text:style-name="db.description">DEFAULT uses +-*/ for secondary menu navigation,</text:p>
      <text:p text:style-name="db.description">LAPTOP uses =-+_, which is better for keyboards without a number pad.</text:p>
      <text:p text:style-name="db.menuItem">5) FPS Cap</text:p>
      <text:p text:style-name="db.description">Set a maximum cap for the processing “frames” per second. This is different from graphical refresh rate, as it determines how often things happen in the game. For instance, a healthy, unencumbered dwarf will move one tile every 10 frames.</text:p>
      <text:p text:style-name="db.menuItem">6) Graphical Cap</text:p>
      <text:p text:style-name="db.description">This determines how often the screen is updated.</text:p>
      <text:p text:style-name="db.menuItem"/>
      <text:p text:style-name="db.menuItem">m) Back to Main Menu</text:p>
      <text:p text:style-name="db.description">Return to the Main Menu.</text:p>
      <text:p text:style-name="P6">Gameplay Settings (part 1)</text:p>
      <text:p text:style-name="db.menuItem">1) Embark Warning</text:p>
      <text:p text:style-name="db.description">Setting this to YES will force you to confirm an embark, even if the embark area is perfectly safe (no salt water, aquifers, etc).</text:p>
      <text:p text:style-name="db.menuItem">2) Population Cap</text:p>
      <text:p text:style-name="db.description">Maximum number of dwarfs before migrants stop arriving. Migrants will start coming again if your population falls below this cap. You may still increase in population if your children grow to adults. More dwarfs will eventually lower your framerate.</text:p>
      <text:p text:style-name="db.menuItem">3) Baby/Child Cap</text:p>
      <text:p text:style-name="db.description">The first part of this setting is a hard cap for the number of children (and babies) in your fortress. The second part is a soft cap based on a percentage of adults in your fortress. The lower of the two is used as the maximum for children and babies.</text:p>
      <text:p text:style-name="db.menuItem">4) Embark Size</text:p>
      <text:p text:style-name="db.description">Increasing embark size also increases the number of objects that the game is tracking, thus reducing framerate.</text:p>
      <text:p text:style-name="db.menuItem">5) Temperature</text:p>
      <text:p text:style-name="db.description">Turning this off will disable heat and freezing temperature damage. Magma will still destroy anything it directly contacts, but it won't damage nearby trees or structures. Disabling it will increase framerate significantly, though it might reduce *fun*.</text:p>
      <text:p text:style-name="db.menuItem">6) Weather</text:p>
      <text:p text:style-name="db.description">Rain and snow. Turning it off will increase framerate (to a lesser degree than temperature) but your lakes and rivers will never replenish from rain.</text:p>
      <text:p text:style-name="db.menuItem">7) Invaders</text:p>
      <text:p text:style-name="db.description">Enables and disables goblin and kobold invaders to your fortress. Disable this if you are learning and don't want to be bothered.</text:p>
      <text:p text:style-name="db.menuItem"/>
      <text:p text:style-name="db.menuItem">n) Next Page</text:p>
      <text:p text:style-name="db.description">Move to the next Gameplay Options page.</text:p>
      <text:p text:style-name="db.menuItem">m) Back to Main Menu</text:p>
      <text:p text:style-name="db.description">Return to the Main Menu.</text:p>
      <text:p text:style-name="P6">Gameplay Settings (part 2)</text:p>
      <text:p text:style-name="db.menuItem"/>
      <text:p text:style-name="db.menuItem">1) Grazing Animals</text:p>
      <text:p text:style-name="db.description">Turning this off makes grazing animals not starve to death if they don't eat. Meat eaters don't need to be fed, why should grazers be special?</text:p>
      <text:p text:style-name="db.menuItem">2) Aquifers</text:p>
      <text:p text:style-name="db.description">Aquifers are layers of ground that generate and absorb infinite amounts of water. It is advised for beginners not to embark on an aquifer. Disabling this makes it so they're never generated in the first place.</text:p>
      <text:p text:style-name="db.menuItem">3) Skill Rusting</text:p>
      <text:p text:style-name="db.description">Skills and stats will rust to the point of turning your dwarf into a bumbling idiot after a few years, no matter how hard you train. Disabling this will make it so this doesn't happen.</text:p>
      <text:p text:style-name="db.menuItem">4) Cave-Ins</text:p>
      <text:p text:style-name="db.description">Turning this off will allow you to prevent dwarves from being accidentally crushed by falling rock if it is not attached to anything else around it. This is not realistic but good for beginners.</text:p>
      <text:p text:style-name="db.menuItem">5) Pause on Cave-In</text:p>
      <text:p text:style-name="db.description">Turning this off will make it so the game doesn't pause when there's a cavein. Sometimes there is a bunch of caveins when a world is generated, and it's really annoying.</text:p>
      <text:p text:style-name="db.menuItem">6) Pause on Warm/Damp Stone</text:p>
      <text:p text:style-name="db.description">Normally the game pauses when you strike warm or damp stone to prevent water or magma flood. Some people find this annoying, turn this off if you do.</text:p>
      <text:p text:style-name="db.menuItem"/>
      <text:p text:style-name="db.menuItem">p) Previous Page</text:p>
      <text:p text:style-name="db.description">Move to the previous Game Options page.</text:p>
      <text:p text:style-name="db.menuItem">m) Back to Main Menu</text:p>
      <text:p text:style-name="db.description">Return to the Main Menu.</text:p>
      <text:p text:style-name="P6">Save Settings</text:p>
      <text:p text:style-name="db.menuItem">1) Compress Saves</text:p>
      <text:p text:style-name="db.description">Saves will be compressed to save space. Disable this if you're getting corrupted saves.</text:p>
      <text:p text:style-name="db.menuItem">2) Autosave</text:p>
      <text:p text:style-name="db.description">Automatically save your game at a certain interval, or don't.</text:p>
      <text:p text:style-name="db.menuItem">3) Pause On Load</text:p>
      <text:p text:style-name="db.description">Start the game paused whenever you start or load a game.</text:p>
      <text:p text:style-name="db.menuItem">4) Pause On Save</text:p>
      <text:p text:style-name="db.description">Pause the game after it's saved (manually or automatically).</text:p>
      <text:p text:style-name="db.menuItem">5) Auto-Backup Saves</text:p>
      <text:p text:style-name="db.description">Move your save games to a different area in Dwarf Fortress in case you mess up and want to go back. Commonly referred to as Save Scumming.</text:p>
      <text:p text:style-name="db.menuItem"/>
      <text:p text:style-name="db.menuItem">m) Back to Main Menu</text:p>
      <text:p text:style-name="db.description">Return to the Main Menu.</text:p>
      <text:p text:style-name="P6">Dwarf Builder Utilities</text:p>
      <text:p text:style-name="db.menuItem">1) Backup DB Files</text:p>
      <text:p text:style-name="db.description">Backs up Dwarf Builder saved settings and backed up DF Saves. This is useful when you're upgrading to a new version of Dwarf Builder. Choose Backup DB Files in the old version, then choose Restore DB Files in the new version. Note: the save backups only applies to saves from the Backup DF Saves option below, not the Auto-Backup Saves option in the Save Settings menu.</text:p>
      <text:p text:style-name="db.menuItem">2) Restore DB Files</text:p>
      <text:p text:style-name="db.description">Used in conjunction with the option above to restore the saved Dwarf Builder settings.</text:p>
      <text:p text:style-name="db.menuItem"/>
      <text:p text:style-name="db.menuItem">3) Update Save Raws</text:p>
      <text:p text:style-name="db.description">If you're updating Dwarf Fortress to use a new tileset or specific options (aquifers, grazers), use this option to update your Dwarf Fortress saved games to use these options as well, or they will keep using the old settings.</text:p>
      <text:p text:style-name="db.menuItem">4) Backup DF Saves</text:p>
      <text:p text:style-name="db.description">Backs up your save games and several other customized files in Dwarf Fortress. This isn't necessary when updating an existing Dwarf Fortress configuration, as Dwarf Builder will detect and backup saves automatically when constructing a new version. This is useful when you need to delete DwarfFortress.app but you want to keep your saves. Note: This is different from the Auto-Backup Saves option in the Save Settings menu.</text:p>
      <text:p text:style-name="db.menuItem">5) Restore DF Saves</text:p>
      <text:p text:style-name="db.description">Restores the Saves and other files that were backed up in the option above.</text:p>
      <text:p text:style-name="db.menuItem"/>
      <text:p text:style-name="db.menuItem">m) Back to Main Menu</text:p>
      <text:p text:style-name="db.description">Return to the Main Menu.</text:p>
      <text:p text:style-name="P6">Upgrading Dwarf Builder</text:p>
      <text:p text:style-name="db.menuItem">When upgrading to a new version of Dwarf Builder, it's best to follow these steps in the old DwarfBuilder.app:</text:p>
      <text:p text:style-name="db.menuItem">1) 'Dwarf Builder Utilities' (u)</text:p>
      <text:p text:style-name="db.menuItem">2) 'Backup DF Saves' (4)</text:p>
      <text:p text:style-name="db.menuItem">3) 'Backup DB Files' (1)</text:p>
      <text:p text:style-name="db.description"/>
      <text:p text:style-name="db.menuItem">Then delete DwarfBuilder.app and DwarfFortress.app, but leave the DwarfBuilder_backup folder and DwarfTherapist.app if you use it. Unpack the new DwarfBuilder.app, and run it then follow these steps:</text:p>
      <text:p text:style-name="db.menuItem">4) 'Dwarf Builder Utilities' (u)</text:p>
      <text:p text:style-name="db.menuItem">5) 'Restore DB Files' (2)</text:p>
      <text:p text:style-name="db.menuItem"/>
      <text:p text:style-name="db.menuItem">It will ask you to restart the DwarfBuilder.app, so do that. When Dwarf Builder opens again, follow these steps:</text:p>
      <text:p text:style-name="db.menuItem">6) 'Construct Dwarf Fortress' (c)</text:p>
      <text:p text:style-name="db.menuItem">7) 'Install/Update Dwarf Therapist' (t)</text:p>
      <text:p text:style-name="db.description">(in case there's a memory update, but only if you use DT)</text:p>
      <text:p text:style-name="db.menuItem">8) 'Dwarf Builder Utilities' (u)</text:p>
      <text:p text:style-name="db.menuItem">9) 'Restore DF Saves' (5)</text:p>
      <text:p text:style-name="db.menuItem">10) 'Update Save Raws' (3)</text:p>
      <text:p text:style-name="P6">Installing Sound Sense</text:p>
      <text:p text:style-name="db.menuItem">If Sound Sense isn't working properly, there are a few steps that are required to make it work.</text:p>
      <text:p text:style-name="db.menuItem"/>
      <text:p text:style-name="db.menuItem">First check to make sure you have Java 1.7 is installed. In the terminal, you can type 'java -version' to see what version is installed. As of this version of Dwarf Builder, the default version of Java installed on Macs is 1.6. You can download 1.7 from here <text:span text:style-name="T3">(</text:span><text:a xlink:type="simple" xlink:href="http://jdk7.java.net/macportpreview/"><text:span text:style-name="T3">http://jdk7.java.net/macportpreview/</text:span></text:a><text:span text:style-name="T3">).</text:span><text:span text:style-name="T4"> Install this, then search for 'Java Preferences' in spotlight (default cmd-space). In Java Preferences, you will want to drag the 1.7 version up to the top of the list. Now you should be all set with the required version of Java.</text:span></text:p>
      <text:p text:style-name="P8"/>
      <text:p text:style-name="P10">Second, you must start Dwarf Fortress before starting Sound Sense. It looks for a file that is generated when you start playing. It looks for this file by default where the DwarfFortress.app file is in the same folder as the SoundSense.app file. You may have some issues if they are not in the same folder.</text:p>
      <text:p text:style-name="P8"/>
      <text:p text:style-name="P10">Finally, if this is the first time you're running Sound Sense, you will need to download a soundpack. If you need to, expand the Sound Sense window until you see the 'Soundpack update' button. When you see it, click it, then click 'Start automatic update' to start the download. It's quite large, so it might take a while to finish.</text:p>
      <text:p text:style-name="P6">FAQs</text:p>
      <text:p text:style-name="db.menuItem">How can I edit my Dwarf Fortress files manually?</text:p>
      <text:p text:style-name="db.description">To edit Dwarf Fortress files manually, you can right-click on the DwarfFortress.app file, then choose Show Package Contents. There you can navigate to Contents, then Resources. In the Resources folder you'll find all the normal Dwarf Fortress files that you know and love!</text:p>
      <text:p text:style-name="db.menuItem"/>
      <text:p text:style-name="db.menuItem">So this is like Lazy Newb Pack for Mac, right?</text:p>
      <text:p text:style-name="db.description">Yes and no. It's easy to use like LNP, but it's different because it's not meant to frequently change settings between games. If you do change your settings frequently, I recommend looking up MacNewbie Pack on the bay12 forums. Dwarf Builder is more of a “set it and forget it” mod. You set your options once, then it rolls up a separate DF app for you to use day to day. Once this is done, I <text:span text:style-name="T1">don't want</text:span> you to use DB anymore. I actually <text:span text:style-name="T1">want</text:span> you to use DB as <text:span text:style-name="T2">little</text:span> as possible; only when a new version of your favorite tileset or a new version of DF come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5in" fo:margin-right="0in" fo:margin-top="0in" fo:margin-bottom="0in" fo:text-indent="0in" style:auto-text-indent="false"/>
      <style:text-properties style:font-name="Monaco" fo:font-size="10pt" style:font-size-asian="10pt" style:font-size-complex="10pt"/>
    </style:style>
    <style:style style:name="db.menuItem" style:family="paragraph" style:parent-style-name="Standard" style:next-style-name="db.description">
      <style:paragraph-properties fo:text-align="start" style:justify-single-word="false"/>
      <style:text-properties style:font-name="Monaco" fo:font-size="14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Monaco" fo:font-size="24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1H59M25S</meta:editing-duration>
    <meta:editing-cycles>13</meta:editing-cycles>
    <meta:generator>LibreOffice/3.5$MacOSX_x86 LibreOffice_project/281b639-6baa1d3-ef66a77-d866f25-f36d45f</meta:generator>
    <dc:date>2012-04-18T21:08:57</dc:date>
    <meta:document-statistic meta:table-count="0" meta:image-count="0" meta:object-count="0" meta:page-count="11" meta:paragraph-count="166" meta:word-count="1976" meta:character-count="10966" meta:non-whitespace-character-count="9354"/>
  </office:meta>
</office:document-meta>
</file>